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σ</mi>
        <mi mathvariant="italic">DEM</mi>
      </msub>
      <mrow>
        <mspace width="0.5em"/>
        <mo stretchy="false">=</mo>
        <mspace width="0.5em"/>
      </mrow>
      <mfrac>
        <msub>
          <mi mathvariant="normal">σ</mi>
          <mi mathvariant="italic">pop</mi>
        </msub>
        <msqrt>
          <mi>n</mi>
        </msqrt>
      </mfrac>
    </mrow>
    <annotation encoding="StarMath 5.0">%sigma_{DEM} `=`{%sigma_{pop }} over {sqrt{n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5-01-20T14:52:14.278000000</dc:date>
    <meta:editing-duration>PT1M25S</meta:editing-duration>
    <meta:editing-cycles>1</meta:editing-cycles>
  </office:meta>
</office:document-meta>
</file>